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ssagePublisher.publishMessage(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essagePublish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ssagePublisher.AbstractMessagePublis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MessagePublisher.createSessionAndPublish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MessagePublisher.onDisconnection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essagePublisher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essagePublisher.parameterize(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MessagePublish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MessagePublisher.closePublisherAndSess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MessagePublisher.onConnection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